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PU - złożenie podania o urlop</text:p>
      <text:p text:style-name="Standard"/>
      <text:p text:style-name="Standard"><text:tab/>- Cel PU : Celem PU jest złożenie w systemie podania o urlop</text:p>
      <text:p text:style-name="Standard"><text:tab/>- Warunki wstępne : PU jest inicjowany przez pracownika</text:p>
      <text:p text:style-name="Standard"><text:tab/>- Przebieg sposobu realizacji</text:p>
      <text:p text:style-name="Standard"><text:tab/><text:tab/>a) podstawowy</text:p>
      <text:p text:style-name="Standard"><text:tab/><text:tab/><text:tab/>1. Pracownik wydaje polecenie "Złożenie nowego podania o urlop" poprzez <text:tab/><text:tab/><text:tab/><text:tab/>wybranie w systemie zakładki "Podania"</text:p>
      <text:p text:style-name="Standard"><text:tab/><text:tab/><text:tab/>2. Wyświetlona zostaje okno z listą dostęnych podań</text:p>
      <text:p text:style-name="Standard"><text:tab/><text:tab/><text:tab/>3. Pracownik wybiera podanie o urlop</text:p>
      <text:p text:style-name="Standard"><text:tab/><text:tab/><text:tab/>4. Pracownik wypełnia kwestionariusz</text:p>
      <text:p text:style-name="Standard"><text:tab/><text:tab/><text:tab/>5. Pracownik klika przsycisk "Złóż podanie"</text:p>
      <text:p text:style-name="Standard"><text:tab/><text:tab/><text:tab/>6. Wyświetlenie komunikatu wynikowego : Potwierdzenie złożenia podania</text:p>
      <text:p text:style-name="Standard"><text:tab/><text:tab/><text:tab/>7. Wyjście z systemu</text:p>
      <text:p text:style-name="Standard"/>
      <text:p text:style-name="Standard"><text:tab/><text:tab/>b) przepływ komunikatów</text:p>
      <text:p text:style-name="Standard"><text:tab/><text:tab/><text:tab/>1. "Złóż podanie o urlop" - pracownik inicjuje PU, klikając "Złóż podanie" w <text:tab/><text:tab/><text:tab/><text:tab/>oknie "Podania"</text:p>
      <text:p text:style-name="Standard"><text:tab/><text:tab/><text:tab/>2. Wybór podania - pracownik wybiera podanie o urlop osobisty</text:p>
      <text:p text:style-name="Standard"><text:tab/><text:tab/><text:tab/>3. Dane wniosku - Pracownik podaje dane o terminie urlopu wypełniając pola <text:tab/><text:tab/><text:tab/><text:tab/>edycyjne</text:p>
      <text:p text:style-name="Standard"><text:tab/><text:tab/><text:tab/>4. Złóż wniosek - pracownik inicjuje złożenie wniosku</text:p>
      <text:p text:style-name="Standard"><text:tab/><text:tab/><text:tab/>5. Komunikat wynikowy : Potwierdzenie złożenia podania</text:p>
      <text:p text:style-name="Standard"><text:tab/><text:tab/><text:tab/>6. Powrót - pracownik opuszcza zakładkę podania</text:p>
      <text:p text:style-name="Standard"/>
      <text:p text:style-name="Standard"><text:tab/><text:tab/>c) alternatywny</text:p>
      <text:p text:style-name="Standard"><text:tab/><text:tab/><text:tab/>1. W dowolnym momencie pracownik może zamknąć zakładkę podania</text:p>
      <text:p text:style-name="Standard"/>
      <text:p text:style-name="Standard"><text:tab/>- Warunki końcowe : PU uznaje się za zakończony po złożeniu podania lub po opuszczeniu <text:tab/><text:tab/>zakładki Podania</text:p>
      <text:p text:style-name="Standard"/>
      <text:p text:style-name="Standard">2. PU - wprowadź przepracowane godziny</text:p>
      <text:p text:style-name="Standard"><text:tab/>- Cel PU : Celem PU jest zapisanie w systemie przepracowanych godzin</text:p>
      <text:p text:style-name="Standard"><text:tab/>- Warunki wstępne : PU inicjowany przez Pracownika</text:p>
      <text:p text:style-name="Standard"><text:tab/>- Przebieg sposobu realizacji</text:p>
      <text:p text:style-name="Standard"><text:tab/><text:tab/>a) Podstawowy</text:p>
      <text:p text:style-name="Standard"><text:tab/><text:tab/><text:tab/>1. Pracownik wydaje polecenie "Wprowadź przepracowane godziny" poprzez <text:tab/><text:tab/><text:tab/><text:tab/>kliknięcie w systemie przycisku "Wprowadź godziny"</text:p>
      <text:p text:style-name="Standard"><text:tab/><text:tab/><text:tab/>2. Wyświetlone zosatje okno z polami do wprowadzania ilości godzin</text:p>
      <text:p text:style-name="Standard"><text:tab/><text:tab/><text:tab/>3. Pracownik wypełnia formularz</text:p>
      <text:p text:style-name="Standard"><text:tab/><text:tab/><text:tab/>4. Pracownik klika przycisk Zatwierdź</text:p>
      <text:p text:style-name="Standard"><text:tab/><text:tab/><text:tab/>5. Aktywowany zostaje PU Kontrola Nadgodzin</text:p>
      <text:p text:style-name="Standard"><text:tab/><text:tab/><text:tab/>6. Następuje powrót z PU Kontrola Nadgodzin</text:p>
      <text:p text:style-name="Standard"><text:tab/><text:tab/><text:tab/>7. Aktywowany zostaje PU Kontrola Weekendów i świąt</text:p>
      <text:p text:style-name="Standard"><text:tab/><text:tab/><text:tab/>8. Następuje powrót z PU Kontrola Weekendów i świąt</text:p>
      <text:p text:style-name="Standard"><text:tab/><text:tab/><text:tab/>9. KOmunikat potwierdzenia wprowadzenia godzin</text:p>
      <text:p text:style-name="Standard"><text:tab/><text:tab/><text:tab/>10. Zamknięcie okna do wprowadzania godzin</text:p>
      <text:p text:style-name="Standard"/>
      <text:p text:style-name="Standard"><text:tab/><text:tab/>b) przepływ komunikatów</text:p>
      <text:p text:style-name="Standard"><text:tab/><text:tab/><text:tab/>1. "Wprowadź przepracwoane godziny" - pracownik inicjuje PU, klikając <text:tab/><text:tab/><text:tab/><text:tab/>przycisk "Wprowadź godziny"</text:p>
      <text:p text:style-name="Standard"><text:tab/><text:tab/><text:tab/>2. Dane formularza - Pracownik wprowadza godziny wypełniajac pola <text:tab/><text:soft-page-break/><text:tab/><text:tab/><text:tab/><text:tab/>edycyjne</text:p>
      <text:p text:style-name="Standard"><text:tab/><text:tab/><text:tab/>3. Zapisz - Pracownik inicjuje zapis godzin naciskając przycisk Zapisz</text:p>
      <text:p text:style-name="Standard"><text:tab/><text:tab/><text:tab/>4. Kontrola nadgodzin - PU inicjuje PU Kontroluj nadgodziny</text:p>
      <text:p text:style-name="Standard"><text:tab/><text:tab/><text:tab/>6. Powrót do PU Wprowadź przepracowane godziny</text:p>
      <text:p text:style-name="Standard"><text:tab/><text:tab/><text:tab/>7. Kontrola weekendów świąt - PU inicjuje PU KOntroluj weekendy i święta</text:p>
      <text:p text:style-name="Standard"><text:tab/><text:tab/><text:tab/>8. Powrót do PU Wprowadź przepracowane godziny</text:p>
      <text:p text:style-name="Standard"><text:tab/><text:tab/><text:tab/>9. Komunikat wynikowy o wprowadzeniu danych</text:p>
      <text:p text:style-name="Standard"><text:tab/><text:tab/><text:tab/>10. Zamknij - Pracownik zamuka okno</text:p>
      <text:p text:style-name="Standard"/>
      <text:p text:style-name="Standard"><text:tab/><text:tab/>c) alternatywny</text:p>
      <text:p text:style-name="Standard"><text:tab/><text:tab/><text:tab/>1. W dowolnym momencie pracownik może zamknąc okno Wprowadzania <text:tab/><text:tab/><text:tab/><text:tab/>godzin</text:p>
      <text:p text:style-name="Standard"/>
      <text:p text:style-name="Standard"><text:tab/>- Warunki końcowe : PU uznaje się za zakończony po zapisaniu godzin lub po opuszczeniu <text:tab/><text:tab/>okna formularza</text:p>
      <text:p text:style-name="Standard"/>
      <text:p text:style-name="Standard">3. PU - Rozpatrzenie podania</text:p>
      <text:p text:style-name="Standard"><text:tab/>- Cel PU : Celem PU jest rozpatrzenie podania o urlop</text:p>
      <text:p text:style-name="Standard"><text:tab/>- Warunki wsepne : Pu inicjowany jest przez koordyantora, istnieją podania do rozpatrzenia</text:p>
      <text:p text:style-name="Standard"><text:tab/>- Przebieg sposobu realizacji</text:p>
      <text:p text:style-name="Standard"><text:tab/><text:tab/>a) Podstawowy</text:p>
      <text:p text:style-name="Standard"><text:tab/><text:tab/><text:tab/>1. Koordynator wydaje polecenie "Rozpatrz podanie" poprzez kliknięcie w <text:tab/><text:tab/><text:tab/><text:tab/>systemie przycisku "Złożone podania"</text:p>
      <text:p text:style-name="Standard"><text:tab/><text:tab/><text:tab/>2. Wyświetlone zosatje okno z Podaniem do rozpatrzenia</text:p>
      <text:p text:style-name="Standard"><text:tab/><text:tab/><text:tab/>3. Koordynator zapoznaje się z treścia podania o urlop</text:p>
      <text:p text:style-name="Standard"><text:tab/><text:tab/><text:tab/>4. Koordynator klika przycisk zatwierdź</text:p>
      <text:p text:style-name="Standard"><text:tab/><text:tab/><text:tab/>5. Aktywowany zostaje PU Wysyłanie powiadomienia o decyzji</text:p>
      <text:p text:style-name="Standard"><text:tab/><text:tab/><text:tab/>6. Następuje powrót z PU Wysyłanie powiadomienia o decyzji</text:p>
      <text:p text:style-name="Standard"><text:tab/><text:tab/><text:tab/>7. Komunikat potwierdzający wykonanie operacji</text:p>
      <text:p text:style-name="Standard"><text:tab/><text:tab/><text:tab/>8. Zamknięcie okna do rozpatrywania podań</text:p>
      <text:p text:style-name="Standard"/>
      <text:p text:style-name="Standard"><text:tab/><text:tab/>b) przepływ komunikatów</text:p>
      <text:p text:style-name="Standard"><text:tab/><text:tab/><text:tab/>1. "Rozpatrz podanie" - Koordyantor inicjuje PU, klikając przycisk "Rozpatrz <text:tab/><text:tab/><text:tab/><text:tab/>podanie"</text:p>
      <text:p text:style-name="Standard"><text:tab/><text:tab/><text:tab/>2. Dane formularza - Koordynator zapoznaje się z podaniem</text:p>
      <text:p text:style-name="Standard"><text:tab/><text:tab/><text:tab/>3. Akceptuj/Odrzuć - Koordynator przyjmuje lub odrzuca podanie</text:p>
      <text:p text:style-name="Standard"><text:tab/><text:tab/><text:tab/>4. Wysyłanie komunikatu - PU inicjuje PU Wysyłanie powiadomienia o <text:tab/><text:tab/><text:tab/><text:tab/><text:tab/>decyzji</text:p>
      <text:p text:style-name="Standard"><text:tab/><text:tab/><text:tab/>5. Powrót do PU rozpatrzenie decyzji</text:p>
      <text:p text:style-name="Standard"><text:tab/><text:tab/><text:tab/>6. Komuniakt potwierdzający wykonanie operacji</text:p>
      <text:p text:style-name="Standard"><text:tab/><text:tab/><text:tab/>7. Zamknij - Koordynator zamyka okno</text:p>
      <text:p text:style-name="Standard"/>
      <text:p text:style-name="Standard"><text:tab/><text:tab/>c) alternatywny</text:p>
      <text:p text:style-name="Standard"><text:tab/><text:tab/><text:tab/>1. W dowolnym momencie koordynator może zamknąć okno rozpatrzania <text:tab/><text:tab/><text:tab/><text:tab/>podań</text:p>
      <text:p text:style-name="Standard"><text:tab/><text:tab/><text:tab/>2. Koordynator może odrzucić podanie.</text:p>
      <text:p text:style-name="Standard"/>
      <text:p text:style-name="Standard">4. PU - Kontrola pracowników</text:p>
      <text:p text:style-name="Standard"><text:tab/>- Cel PU : Celem PU jest kontrolowanie jakości wykonywanej pracy przez pracowników, a <text:tab/><text:tab/><text:tab/>także monitoring wykorzystania przysługujących im świadczeń</text:p>
      <text:p text:style-name="Standard"><text:tab/>- Warunki wstępne : PU inicjowany jest przez członka zarządu</text:p>
      <text:p text:style-name="Standard"><text:tab/>- Przebieg sposobu realizacji</text:p>
      <text:p text:style-name="Standard"><text:soft-page-break/><text:tab/><text:tab/>a) Podstawowy</text:p>
      <text:p text:style-name="Standard"><text:tab/><text:tab/><text:tab/>1. Członek zarządu wydaje polecenie "Kontroluj pracownika" poprzez <text:tab/><text:tab/><text:tab/><text:tab/><text:tab/>kliknięcie w systemie przycisku "Kontroluj pracownika"</text:p>
      <text:p text:style-name="Standard"><text:tab/><text:tab/><text:tab/>2. Aktywowany zostaje PU - Wyszukaj pracownika</text:p>
      <text:p text:style-name="Standard"><text:tab/><text:tab/><text:tab/>3. Następuje wyjście z PU Wyszukaj pracownika</text:p>
      <text:p text:style-name="Standard"><text:tab/><text:tab/><text:tab/>4. CZ wybiera opcje kontroluj jakość pracy</text:p>
      <text:p text:style-name="Standard"><text:tab/><text:tab/><text:tab/>5. Powrót do PU Kontrola pracownika</text:p>
      <text:p text:style-name="Standard"><text:tab/><text:tab/><text:tab/>6. Zamknij - CZ zamyka okno</text:p>
      <text:p text:style-name="Standard"><text:tab/><text:tab/>b) przeplyw komunikatów</text:p>
      <text:p text:style-name="Standard"><text:tab/><text:tab/><text:tab/>1. "Kontroluj pracownika" - CZ inicjuje PU, klikająć przycisk "Kontroluj <text:tab/><text:tab/><text:tab/><text:tab/>pracownika"</text:p>
      <text:p text:style-name="Standard"><text:tab/><text:tab/><text:tab/>3. Wyszukaj pracownika - PU inicjuje PU Wyszukaj pracownika</text:p>
      <text:p text:style-name="Standard"><text:tab/><text:tab/><text:tab/>4. Powrót do PU kontrola pracownika</text:p>
      <text:p text:style-name="Standard"><text:tab/><text:tab/><text:tab/>5. Kontrola jakośći pracy - Pracownik wybiera odpowiedni przycisk</text:p>
      <text:p text:style-name="Standard"><text:tab/><text:tab/><text:tab/>6. PU inicjuje PU Kontrola jakości pracy</text:p>
      <text:p text:style-name="Standard"><text:tab/><text:tab/><text:tab/>7. Powrót do PU kontrola pracownika</text:p>
      <text:p text:style-name="Standard"><text:tab/><text:tab/><text:tab/>8. Zamknij - CZ zamyka okno</text:p>
      <text:p text:style-name="Standard"/>
      <text:p text:style-name="Standard"><text:tab/><text:tab/>c) przepływ alternatywny</text:p>
      <text:p text:style-name="Standard"><text:tab/><text:tab/><text:tab/>1. Pracownik zamaist Opcji kontroluj jakość pracy wybiera opcje <text:tab/><text:tab/><text:tab/><text:tab/><text:tab/><text:tab/>Wykorzystanie urlopów.</text:p>
      <text:p text:style-name="Standard"><text:tab/><text:tab/><text:tab/>2. Pracownik nie zostaje wyszukany , powrót do kroku 2</text:p>
      <text:p text:style-name="Standard"/>
      <text:p text:style-name="Standard">5. PU - Wyszukaj pracownika</text:p>
      <text:p text:style-name="Standard"><text:tab/> <text:s/>- Cel PU : Celem PU jest wyszukanie konkretnej osoby w bazie pracowników firmy</text:p>
      <text:p text:style-name="Standard"><text:tab/> <text:s/>- Warunki wstępne : PU inicjowany jest przez członka zarządu</text:p>
      <text:p text:style-name="Standard"><text:tab/> <text:s/>- Przebieg sposobu realizacji</text:p>
      <text:p text:style-name="Standard"><text:tab/><text:tab/> <text:s/>a) Podstawowy</text:p>
      <text:p text:style-name="Standard"><text:tab/><text:tab/><text:tab/>1. Członek zarządu wydaje polecenie "Wyszukaj pracownika" poprzez <text:tab/><text:tab/><text:tab/><text:tab/><text:tab/>kliknięcie w systemie przycisku "Wyszukaj pracownika"</text:p>
      <text:p text:style-name="Standard"><text:tab/><text:tab/><text:tab/>2. Wyświetlone zostaje okno z Opcją wyszukania pracwownika</text:p>
      <text:p text:style-name="Standard"><text:tab/><text:tab/><text:tab/><text:tab/>3. CZ podaje odpowiednie dane dotyczace konkretnego pracownika</text:p>
      <text:p text:style-name="Standard"><text:tab/><text:tab/><text:tab/>4. System wyświetla liste pracowników odpowiedających kryteriom <text:tab/><text:tab/><text:tab/><text:tab/><text:tab/>wyszukiwania</text:p>
      <text:p text:style-name="Standard"><text:tab/><text:tab/> <text:s/>b) przepływ komunikatów</text:p>
      <text:p text:style-name="Standard"><text:tab/><text:tab/><text:tab/>1. "Wyszukaj pracownika" - CZ inicjuje PU, klikając przcisk "Wyszukaj <text:tab/><text:tab/><text:tab/><text:tab/><text:tab/>pracownika"</text:p>
      <text:p text:style-name="Standard"><text:tab/><text:tab/><text:tab/>2. Wypełnij dane - CZ wypełnia dane do wyszukania pracownika</text:p>
      <text:p text:style-name="Standard"><text:tab/><text:tab/><text:tab/>3. Wyświetlenie listy pracowników</text:p>
      <text:p text:style-name="Standard"/>
      <text:p text:style-name="Standard"><text:tab/><text:tab/> <text:s/>c) przeplyw alternatywny</text:p>
      <text:p text:style-name="Standard"><text:tab/><text:tab/><text:tab/>1. Brak pracowników odpowiedających podanym kryteriom wyszukiwania - <text:tab/><text:tab/><text:tab/><text:tab/>powrót do formularza wyszukiwania</text:p>
      <text:p text:style-name="Standard"/>
      <text:p text:style-name="Standard">6. PU - Założenie nowego spotkania</text:p>
      <text:p text:style-name="Standard"><text:tab/> <text:s/>- Cel PU : Celem PU jest umieszczenie w systemie informacji i nowym spotkaniu między <text:tab/><text:tab/><text:tab/>Klientem a Zarządem</text:p>
      <text:p text:style-name="Standard"><text:tab/> <text:s/>- Warunki wstępne : PU inicjowany jest przez członka zarządu</text:p>
      <text:p text:style-name="Standard"><text:tab/> <text:s/>- Przebieg sposobu realizaji</text:p>
      <text:p text:style-name="Standard"><text:tab/><text:tab/> <text:s/>a) Podstawowy</text:p>
      <text:p text:style-name="Standard"><text:tab/><text:tab/><text:tab/>1. CZ wydaje polecenie "Zaplanuj nowe spotkanie" poprzez kliknięcie <text:tab/><text:tab/><text:tab/><text:tab/><text:tab/>przycisku "Zaplanuj nowe spotkanie"</text:p>
      <text:p text:style-name="Standard"><text:soft-page-break/><text:tab/><text:tab/><text:tab/>2. Wyświetlony zostaje formularz pozwalający na wpisanie opisu tematyki <text:tab/><text:tab/><text:tab/><text:tab/>spotkania</text:p>
      <text:p text:style-name="Standard"><text:tab/><text:tab/><text:tab/>3. CZ podaje w formularzu dane dotyczące spotkania</text:p>
      <text:p text:style-name="Standard"><text:tab/><text:tab/><text:tab/>4. CZ dodaje osoby zainteresowany tym spotkaniem ktore maja dostac <text:tab/><text:tab/><text:tab/><text:tab/><text:tab/>powiadomienie</text:p>
      <text:p text:style-name="Standard"><text:tab/><text:tab/><text:tab/>5. CZ zatwierdza formularz klikając w przycisk "Zapisz spotkanie"</text:p>
      <text:p text:style-name="Standard"><text:tab/><text:tab/><text:tab/>6. Wyswietlenie komunikatu potwierdzajacego zapisanie nowego spotkania</text:p>
      <text:p text:style-name="Standard"><text:tab/><text:tab/> <text:s/>b) Przeplyw komunikatow</text:p>
      <text:p text:style-name="Standard"><text:tab/><text:tab/><text:tab/>1. "Zaplanuj nowe spotkanie" - CZ inicjuje PU klikajac przycisk "Zaplanuj <text:tab/><text:tab/><text:tab/><text:tab/>nowe spotkanie"</text:p>
      <text:p text:style-name="Standard"><text:tab/><text:tab/><text:tab/>2. Wypełnij dane - CZ wypełnia niezbędne dane dotyczące spotkania</text:p>
      <text:p text:style-name="Standard"><text:tab/><text:tab/><text:tab/>3. Dodaj osoby zainteresowane - CZ dodaje do spotkania zainteresowane <text:tab/><text:tab/><text:tab/><text:tab/><text:tab/>osoby</text:p>
      <text:p text:style-name="Standard"><text:tab/><text:tab/><text:tab/>4. Zatwierdz spotkanie - CZ zatwierdza spotkanie</text:p>
      <text:p text:style-name="Standard"><text:tab/><text:tab/><text:tab/>5. Komunikat potwierdzający</text:p>
      <text:p text:style-name="Standard"/>
      <text:p text:style-name="Standard"><text:tab/><text:tab/> <text:s/>c) przeplyw alternatywny</text:p>
      <text:p text:style-name="Standard"><text:tab/><text:tab/><text:tab/>1. Rezygnacja z dodania nowego spotkania - wyjscie z systemu</text:p>
      <text:p text:style-name="Standard"/>
      <text:p text:style-name="Standard">7. PU - Wprowadzenie możliwego terminu spotkania przez członka zarządu</text:p>
      <text:p text:style-name="Standard"><text:tab/> <text:s/>- Cel PU : Celem PU jest zadeklarowanie przez członka zarządu możliwego terminu <text:tab/><text:tab/><text:tab/>spotkania</text:p>
      <text:p text:style-name="Standard"><text:tab/> <text:s/>- Warunki wstępne : W systemie istnieje założone spotkanie</text:p>
      <text:p text:style-name="Standard"><text:tab/> <text:s/>- Przebieg sposobu realizacji</text:p>
      <text:p text:style-name="Standard"><text:tab/><text:tab/> <text:s/>a) Podstawowy</text:p>
      <text:p text:style-name="Standard"><text:tab/><text:tab/><text:tab/>1. Aktywowany zostaje PU Wyświetl spotkania</text:p>
      <text:p text:style-name="Standard"><text:tab/><text:tab/><text:tab/>2. Powrót do PU wyswietl spotkania</text:p>
      <text:p text:style-name="Standard"><text:tab/><text:tab/><text:tab/>3. CZ wprowadza możliwey termin spotkania</text:p>
      <text:p text:style-name="Standard"><text:tab/><text:tab/><text:tab/>4. CZ zatwierdza termin klikając na przycisk "Zapisz termin spotkania"</text:p>
      <text:p text:style-name="Standard"><text:tab/><text:tab/><text:tab/>5. Wyświetlnie komunikatu potwierdzającego</text:p>
      <text:p text:style-name="Standard"><text:tab/><text:tab/> <text:s/>b) Przepływ komunikatów</text:p>
      <text:p text:style-name="Standard"><text:tab/><text:tab/><text:tab/>1. "Wyświetl spotkania" - CZ inicjuje PU Wyświetl spotkania</text:p>
      <text:p text:style-name="Standard"><text:tab/><text:tab/><text:tab/>2. Wybór spotkania</text:p>
      <text:p text:style-name="Standard"><text:tab/><text:tab/><text:tab/>3. Wprowadzenie terminu</text:p>
      <text:p text:style-name="Standard"><text:tab/><text:tab/><text:tab/>4. Potwierdzenie</text:p>
      <text:p text:style-name="Standard"><text:tab/><text:tab/><text:tab/>5. Komunikat potwierdzający</text:p>
      <text:p text:style-name="Standard"/>
      <text:p text:style-name="Standard"><text:tab/><text:tab/> <text:s/>c) przeplyw alternatywny</text:p>
      <text:p text:style-name="Standard"><text:tab/><text:tab/><text:tab/>1. Rezygnacja z podania terminu spotkania - wyjscie z systemu</text:p>
      <text:p text:style-name="Standard"/>
      <text:p text:style-name="Standard">8. PU - Wyświetl spotkania</text:p>
      <text:p text:style-name="Standard"><text:tab/> <text:s/>- Cel PU : Celem PU jest wyswietlnie dostępnych spotkań dla członka zarządu</text:p>
      <text:p text:style-name="Standard"><text:tab/> <text:s/>- Warunki wstepne : W systemiie istanieja zaloznie spotkania</text:p>
      <text:p text:style-name="Standard"><text:tab/> <text:s/>- Przebieg sposobu realizacji</text:p>
      <text:p text:style-name="Standard"><text:tab/><text:tab/>a) Podstawowy</text:p>
      <text:p text:style-name="Standard"><text:tab/><text:tab/><text:tab/>1. CZ wydaje polecenie "Wyswietl spotkania" poprzez klikniecie przycisku <text:tab/><text:tab/><text:tab/><text:tab/>"Wyswietl spotkania"</text:p>
      <text:p text:style-name="Standard"><text:tab/><text:tab/><text:tab/>2. Wyświetlona zostaje lista spotkan do ktorych jest zapisany CZ</text:p>
      <text:p text:style-name="Standard"><text:tab/><text:tab/><text:tab/>3. CZ wybiera spotkanie poprzez klikniecie na jego nazwe</text:p>
      <text:p text:style-name="Standard"><text:tab/><text:tab/><text:tab/>4. Wyscie z PU</text:p>
      <text:p text:style-name="Standard"><text:tab/><text:tab/>b) przepływ komunikatów</text:p>
      <text:p text:style-name="Standard"><text:tab/><text:tab/><text:tab/>1. "Wyświetl spotkania" - CZ inicjuje PU Wyświetl spotkania</text:p>
      <text:p text:style-name="Standard"><text:soft-page-break/><text:tab/><text:tab/><text:tab/>2. Wybór spotkania</text:p>
      <text:p text:style-name="Standard"><text:tab/><text:tab/><text:tab/>3. Wyjście z PU</text:p>
      <text:p text:style-name="Standard"/>
      <text:p text:style-name="Standard"><text:tab/><text:tab/>c) przepływ alternatywny</text:p>
      <text:p text:style-name="Standard"><text:tab/><text:tab/><text:tab/>1. Rezygnacja z wyboru spotkania - wyjście z systemu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5T10:26:26.40</meta:creation-date>
    <meta:document-statistic meta:table-count="0" meta:image-count="0" meta:object-count="0" meta:page-count="5" meta:paragraph-count="163" meta:word-count="1216" meta:character-count="8822"/>
    <dc:date>2011-10-25T10:28:12.35</dc:date>
    <meta:editing-duration>PT1M46S</meta:editing-duration>
    <meta:editing-cycles>1</meta:editing-cycles>
    <meta:generator>OpenOffice.org/3.3$Win32 OpenOffice.org_project/330m20$Build-9567</meta:generator>
  </office:meta>
</office:document-meta>
</file>